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365E0000256B66764FB0.svm"/>
  <manifest:file-entry manifest:media-type="" manifest:full-path="Pictures/20000007000020C4000011AD831A5872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v6 Open Source IMU</text:p>
      <text:p text:style-name="P1">Serial Port DTR Reset Issue</text:p>
      <text:p text:style-name="P1">Description and Workarounds</text:p>
      <text:p text:style-name="P1">1/20/2014</text:p>
      <text:p text:style-name="Standard"/>
      <text:p text:style-name="P2">Overview</text:p>
      <text:p text:style-name="Standard"/>
      <text:p text:style-name="Standard">This document provides details regarding an issue discovered during testing of the integration of the current nav6 circuit board with the FIRST FRC CRio control system. <text:s/>Additionally, this document provides several workarounds.</text:p>
      <text:p text:style-name="Standard"/>
      <text:p text:style-name="P2">Serial Port DTR Reset Background</text:p>
      <text:p text:style-name="Standard"/>
      <text:p text:style-name="Standard">The nav6 Open Source IMU was designed to be compatible with the popular Arduino UNO revision 3 circuit board. <text:s/>This compatibility includes the ability to upload new firmware to a target device (in this case, the nav6) via the Arduino Integrated Development Environment (IDE) over the serial port.</text:p>
      <text:p text:style-name="Standard"/>
      <text:p text:style-name="Standard">This firmware upload process begins when the IDE resets the target device, and then immediately begins sending the firmware. <text:s/>The target device, upon reset, runs a bootloader; the bootloader will wait for a short while, and if it begins receiving firmware, will write it to the flash memory on the target microcontroller. <text:s/>Once the firmware has been written, the bootloader begins executing the firmware in the flash memory. <text:s/>If the bootloader does not receive firmware within a short period, the bootloader begins executing the existing firmware in the flash memory.</text:p>
      <text:p text:style-name="Standard"/>
      <text:p text:style-name="Standard">The Arduino IDE resets the target by pulling the Data Terminal Ready (DTR) pin low for a short period of time, which causes the onboard microcontroller to reset. <text:s/>When the DTR pin again goes high, the microcontroller begins executing the bootloader.</text:p>
      <text:p text:style-name="Standard"/>
      <text:p text:style-name="P2">Undesired Resets</text:p>
      <text:p text:style-name="Standard"/>
      <text:p text:style-name="Standard">The nav6 Open Source IMU is designed to automatically calibrate the onboard gyroscopes and accelerometers at startup; calibration takes approximately 20 seconds, during which time the nav6 should be held still. <text:s/>At the end of this 20 seconds, the nav6 calculates a yaw offset, and subtracts this from all subsequent yaw values that are reported. <text:s/>Thus, the reported yaw after calibration is complete should be zero degrees.</text:p>
      <text:p text:style-name="Standard"/>
      <text:p text:style-name="Standard">This approach works well for a FRC robotics match, since the nav6 will begin this process immediately when the robot power is turned on, and the wireless router boot time is longer than 20 seconds. <text:s/>By the time the match actually begins, the sensors are calibrated, and the yaw offset is applied, and the yaw value will be almost exactly 0.00 degrees.</text:p>
      <text:p text:style-name="Standard"/>
      <text:p text:style-name="Standard">However, the Serial Port support provided for the CRio will briefly set the DTR line to a low state when the Serial Port is opened - even if flow control is disabled. <text:s/>A method for disabling this behavior in software does not appear to exist currently.</text:p>
      <text:p text:style-name="Standard"/>
      <text:p text:style-name="Standard">The end result is that the nav6 begins initialization/calibration when the robot is powered on. <text:s/>Then, when the robot software begins initializing, the nav6 is reset a second time, and it begins calibrating again.</text:p>
      <text:p text:style-name="Standard"><text:soft-page-break/></text:p>
      <text:p text:style-name="P2">Workarounds</text:p>
      <text:p text:style-name="Standard"/>
      <text:p text:style-name="Standard">This second reset of the nav6 when the robot software opens the Serial Port is not a desirable situation; and there doesn't appear to be a way to work around this in software.</text:p>
      <text:p text:style-name="Standard"/>
      <text:p text:style-name="Standard">Fortunately, there are a several workarounds that can be followed to disable the nav6 from being reset via the Serial Port's DTR line.</text:p>
      <text:p text:style-name="Standard"/>
      <text:p text:style-name="P3">Workaround 1: <text:s/>Remove the DTR pin in the serial cable where it connects to the nav6</text:p>
      <text:p text:style-name="P3"/>
      <text:p text:style-name="Standard">This is a very simple approach that doesn't require any modifications to the nav6 circuit board. <text:s/>Pin 4 (DTR) should be removed, ensuring no electrical contact between the pin and the female DB9 connector on the nav6.</text:p>
      <text:p text:style-name="Standard"/>
      <text:p text:style-name="Standard"><draw:frame draw:style-name="fr1" draw:name="graphics1" text:anchor-type="paragraph" svg:x="1.8118in" svg:y="0in" svg:width="3.302in" svg:height="1.7811in" draw:z-index="0"><draw:image xlink:href="Pictures/20000007000020C4000011AD831A5872.svm" xlink:type="simple" xlink:show="embed" xlink:actuate="onLoad"/></draw:frame></text:p>
      <text:p text:style-name="Standard"/>
      <text:p text:style-name="Standard">The pin is most easily removed with a sharp trimmer, such as a wire trimmer. <text:s/>Care should be taken to ensure that the remaining pins are aligned.</text:p>
      <text:p text:style-name="Standard"/>
      <text:p text:style-name="P3">Workaround 2: <text:s/>Remove the inline capacitor (C10)</text:p>
      <text:p text:style-name="Standard"/>
      <text:p text:style-name="Standard">This is a more permanent workaround, and requires some skill with a soldering iron or a hot air gun. <text:s/>By removing the C10 capacitor, the signal from the DTR pin no longer has a path to the reset pin of the onboard ATMEGA328 processor.</text:p>
      <text:p text:style-name="Standard"/>
      <text:p text:style-name="Standard">With a soldering iron heated to about 650 degree Fahrenheit, and tinned with some solder to ensure optimal heat transfer, touch each end of the C10 capacitor and give it a careful nudge. <text:s/>After just a few attempts, the C10 capacitor should become unseated. <text:s/>Care should be taken not to accidentally unsolder any of the nearby components.</text:p>
      <text:p text:style-name="Standard"/>
      <text:p text:style-name="Standard"><draw:frame draw:style-name="fr2" draw:name="graphics2" text:anchor-type="paragraph" svg:width="5.4799in" svg:height="3.7717in" draw:z-index="1"><draw:image xlink:href="Pictures/200000070000365E0000256B66764FB0.svm" xlink:type="simple" xlink:show="embed" xlink:actuate="onLoad"/></draw:frame><text:soft-page-break/></text:p>
      <text:p text:style-name="Standard"/>
      <text:p text:style-name="Standard">Workaround 3: <text:s/>Send the nav6 board back to Kauai Labs</text:p>
      <text:p text:style-name="Standard"/>
      <text:p text:style-name="Standard">If you'd prefer, we can modify the board here at Kauai Labs; simply mail the board to the following address, and include $6.95 to cover the return shipping cost, and we will remove the C10 capacitor for you, test the board and send it back to you.</text:p>
      <text:p text:style-name="Standard"/>
      <text:p text:style-name="Standard">Kauai Labs</text:p>
      <text:p text:style-name="Standard">2371E Niumalu Road</text:p>
      <text:p text:style-name="Standard">Lihue, Kauai, HI</text:p>
      <text:p text:style-name="Standard">96766 </text:p>
      <text:p text:style-name="Standard"/>
      <text:p text:style-name="P2">Side Effects</text:p>
      <text:p text:style-name="P4"/>
      <text:p text:style-name="P4">If the DTR reset capability is disabled, the Arduino IDE will not be able to automatically reset the bootloader when uploading firmware to the nav6.</text:p>
      <text:p text:style-name="P4"/>
      <text:p text:style-name="P4">In this case, when uploading firmware from the Arduino IDE to the nav6, immediately press the RESET button after initiating the firmware upload. <text:s/>This will reset the processor (just as if the DTR line was toggled) and as long as the reset occurs within a few seconds of initiating the upload, the bootloader will start and begin receiving/storing the firmware to the flash memory within the ATMEGA328 onboard the nav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0T18:57:37.25</meta:creation-date>
    <dc:date>2014-01-20T20:07:46.93</dc:date>
    <meta:editing-duration>PT24M25S</meta:editing-duration>
    <meta:editing-cycles>4</meta:editing-cycles>
    <meta:generator>OpenOffice.org/3.4.1$Win32 OpenOffice.org_project/341m1$Build-9593</meta:generator>
    <meta:document-statistic meta:table-count="0" meta:image-count="2" meta:object-count="0" meta:page-count="3" meta:paragraph-count="33" meta:word-count="849" meta:character-count="5029"/>
  </office:meta>
</office:document-meta>
</file>